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paragraph-rsid="0012f52e"/>
    </style:style>
    <style:style style:name="P2" style:family="paragraph" style:parent-style-name="Standard">
      <style:text-properties officeooo:paragraph-rsid="0012f52e"/>
    </style:style>
    <style:style style:name="P3" style:family="paragraph" style:parent-style-name="Standard" style:master-page-name="Standard">
      <style:paragraph-properties fo:margin-top="0cm" fo:margin-bottom="0.199cm" loext:contextual-spacing="false" style:page-number="auto"/>
    </style:style>
    <style:style style:name="T1"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es BS 10_G]] Geschichte; Dr. Birgit Sprengstoff.</text:span></text:p>
      <text:p text:style-name="P2"><text:span text:style-name="T1">In den beiden Geschichtsepochen wurde die Menschheitsgeschichte von den Jägern und Sammlern über die frühen Hochkulturen bis zum antiken Griechenland exemplarisch behandelt.</text:span></text:p>
      <text:p text:style-name="P2"/>
      <text:p text:style-name="Standard">[101] 10_G/Gym: Annegret Adelig.</text:p>
      <text:p text:style-name="P2"><text:span text:style-name="T1">Annegret hat mit ihren interessierten, kenntnisreichen Beiträgen das Unterrichtsgespräch maßgeblich bereichert. In der ersten Arbeit hat sie die Zusammenhänge differenziert und umfassend erläutert. Das Heft ist sehr schön gestaltet und enthält hervorragende eigene Beiträge. Krankheitsbedingt hat sie die Klausur der zweiten Epoche nicht mitschreiben können.</text:span></text:p>
      <text:p text:style-name="P1"/>
      <text:p text:style-name="Standard">[102] 10_G/Gym: Bertha Bunte.</text:p>
      <text:p text:style-name="P2"><text:span text:style-name="T1">Bertha war am Thema interessiert und hat Wesentliches beigetragen. In den Klausuren hat sie die Zusammenhänge umfassend und gedanklich vielfältig bearbeitet. Die Hefte sind sehr schön gestaltet und enthalten gelungene Aufsätze und Skizzen.</text:span></text:p>
      <text:p text:style-name="P1"/>
      <text:p text:style-name="Standard">[103] 10_G/Gym: Christian Carstensen.</text:p>
      <text:p text:style-name="P2"><text:span text:style-name="T1">Christian hat sich am Unterrichtsgespräch kaum beteiligt. In der zweiten Arbeit hat er sich merklich gesteigert, indem er in allen Bereichen vielversprechende Ansätze gezeigt hat. Zum Schluss aber wurden die Ausführungen viel zu knapp. Die Hefte enthalten wesentliche Beiträge, sind aber beide ziemlich lückenhaft und hätten ordentlicher geführt werden müssen.</text:span></text:p>
      <text:p text:style-name="P1"/>
      <text:p text:style-name="Standard">[104] 10_G/Gym: David Dämmermann.</text:p>
      <text:p text:style-name="P2"><text:span text:style-name="T1">Von sich aus hat David kaum etwas zum Unterricht beigetragen. Während die erste Arbeit noch recht große Lücken aufwies, konnte er sich im zweiten Anlauf steigern und Wesentliches auf den Punkt bringen. Allzu umgangssprachliche Formulierungen sollte er aber vermeiden. Die Hefte sind ordentliche geführt, aber nicht ganz vollständig.</text:span></text:p>
      <text:p text:style-name="P1"/>
      <text:p text:style-name="Standard">[111] 10_G/RS: Martin Minsky.</text:p>
      <text:p text:style-name="P2"><text:span text:style-name="T1">Martin war in beiden Epochen ein interessierter Mitgestalter des Unterrichtsgesprächs. Die Aufgaben der Klausuren hat er gedanklich und inhaltlich gut bearbeitet. Während das erste Heft ordentlich geführt ist und gelungene Skizzen und Zeichnungen enthält, ist das zweite unvollständig.</text:span></text:p>
      <text:p text:style-name="P1"/>
      <text:p text:style-name="Standard">[112] 10_G/RS: Nellie Nümann.</text:p>
      <text:p text:style-name="P2"><text:span text:style-name="T1">Nellie war sehr interessiert und hat durch ihre Fragen und Beiträge das Unterrichtsgespräch regelmäßig bereichert. In den Klausuren hat sie die Zusammenhänge anschaulich beschrieben und erläutert. Ein solides Hintergrundwissen wurde deutlich. Die Epochenhefte sind schön gestaltet und enthalten persönliche eigene Beiträge und gründliche Bearbeitungen.</text:span></text:p>
      <text:p text:style-name="P1"/>
      <text:p text:style-name="Standard">[275] 10_G/RS: Ole Olsson.</text:p>
      <text:p text:style-name="P2"><text:span text:style-name="T1">Ole war insgesamt interessiert, hat sich aber am Unterrichtsgespräch so gut wie nicht beteiligt. Während die erste Arbeit noch große inhaltliche Lücken und methodische Defizite aufwies, konnte er in der zweiten Klausur die Grundlagen richtig erfassen und die Zusammenhänge ansatzweise </text:span><text:soft-page-break/><text:span text:style-name="T1">verdeutlichen. Während das erste Heft ordentlich geführt ist und Wesentliches anspricht, liegt das zweite nicht vor.</text:span></text:p>
      <text:p text:style-name="P1"/>
      <text:p text:style-name="Standard">[201] 10_G/RS: Penelope Plaß.</text:p>
      <text:p text:style-name="P2"><text:span text:style-name="T1">Penelope hat sich im Unterrichtsgespräch meist zurückgehalten, konnte aber in den Klausuren hervorragende Ergebnisse erzielen, indem sie die wesentlichen Aspekte umfassend und differenziert erläutert hat. Die Hefte sind sehr gut geführt und enthalten gelungene eigene Beiträg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Times New Roman" fo:font-family="'Times New Roman'" style:font-family-generic="roman" fo:font-size="12pt" fo:language="de" fo:country="D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1:50:12</meta:creation-date>
    <dc:language>de-DE</dc:language>
    <dc:creator>mt</dc:creator>
    <dc:date>2018-03-02T16:49:47.256770758</dc:date>
    <meta:editing-cycles>5</meta:editing-cycles>
    <meta:editing-duration>PT6M38S</meta:editing-duration>
    <meta:generator>LibreOffice/6.0.2.1$Linux_X86_64 LibreOffice_project/00m0$Build-1</meta:generator>
    <meta:document-statistic meta:table-count="0" meta:image-count="0" meta:object-count="0" meta:page-count="2" meta:paragraph-count="18" meta:word-count="411" meta:character-count="3072" meta:non-whitespace-character-count="2679"/>
  </office:meta>
</office:document-meta>
</file>